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30000015865B9F91B57FFF3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5.198in" svg:height="3.5835in" draw:z-index="0"><draw:image xlink:href="Pictures/10000201000001F30000015865B9F91B57FFF38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20:17:58.739691843</meta:creation-date>
    <dc:date>2023-01-18T20:18:52.632187233</dc:date>
    <meta:editing-duration>PT5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